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2000000B8E910F36687AD451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end" style:justify-single-word="false"/>
      <style:text-properties officeooo:paragraph-rsid="000a24cf"/>
    </style:style>
    <style:style style:name="P3" style:family="paragraph" style:parent-style-name="Standard">
      <style:text-properties officeooo:rsid="00031f6a" officeooo:paragraph-rsid="00031f6a"/>
    </style:style>
    <style:style style:name="P4" style:family="paragraph" style:parent-style-name="Standard">
      <style:text-properties fo:font-weight="bold" officeooo:rsid="000aa7c6" officeooo:paragraph-rsid="000aa7c6" style:font-weight-asian="bold" style:font-weight-complex="bold"/>
    </style:style>
    <style:style style:name="P5" style:family="paragraph" style:parent-style-name="Standard">
      <style:text-properties fo:font-weight="bold" officeooo:rsid="000aa7c6" officeooo:paragraph-rsid="000ff399" style:font-weight-asian="bold" style:font-weight-complex="bold"/>
    </style:style>
    <style:style style:name="P6" style:family="paragraph" style:parent-style-name="Standard">
      <style:text-properties officeooo:rsid="000ec7a6" officeooo:paragraph-rsid="000faf6a"/>
    </style:style>
    <style:style style:name="P7" style:family="paragraph" style:parent-style-name="Standard">
      <style:text-properties officeooo:paragraph-rsid="000ff399"/>
    </style:style>
    <style:style style:name="P8" style:family="paragraph" style:parent-style-name="Standard" style:list-style-name="L1">
      <style:text-properties officeooo:rsid="000aa7c6" officeooo:paragraph-rsid="00044c89"/>
    </style:style>
    <style:style style:name="P9" style:family="paragraph" style:parent-style-name="Standard" style:list-style-name="L1">
      <style:text-properties officeooo:rsid="000aa7c6" officeooo:paragraph-rsid="000cdeaf"/>
    </style:style>
    <style:style style:name="P10" style:family="paragraph" style:parent-style-name="Standard" style:list-style-name="L1">
      <style:text-properties officeooo:rsid="000abfbc" officeooo:paragraph-rsid="000abfbc"/>
    </style:style>
    <style:style style:name="P11" style:family="paragraph" style:parent-style-name="Standard" style:list-style-name="L1">
      <style:text-properties officeooo:rsid="000ec2d9" officeooo:paragraph-rsid="000ec2d9"/>
    </style:style>
    <style:style style:name="P12" style:family="paragraph" style:parent-style-name="Standard" style:list-style-name="L1">
      <style:text-properties officeooo:rsid="000ec2d9" officeooo:paragraph-rsid="000ec7a6"/>
    </style:style>
    <style:style style:name="P13" style:family="paragraph" style:parent-style-name="Standard" style:list-style-name="L1">
      <style:text-properties officeooo:rsid="000ec7a6" officeooo:paragraph-rsid="000faf6a"/>
    </style:style>
    <style:style style:name="P14" style:family="paragraph" style:parent-style-name="Standard" style:list-style-name="L2">
      <style:text-properties officeooo:rsid="000ff399" officeooo:paragraph-rsid="000ff399"/>
    </style:style>
    <style:style style:name="P15" style:family="paragraph" style:parent-style-name="Standard" style:list-style-name="L2">
      <style:text-properties officeooo:rsid="000ff399" officeooo:paragraph-rsid="00119c60"/>
    </style:style>
    <style:style style:name="P16" style:family="paragraph" style:parent-style-name="Standard" style:list-style-name="L3">
      <style:text-properties officeooo:rsid="000ff399" officeooo:paragraph-rsid="000ff399"/>
    </style:style>
    <style:style style:name="P17" style:family="paragraph" style:parent-style-name="Standard" style:list-style-name="L3">
      <style:text-properties officeooo:rsid="000ff399" officeooo:paragraph-rsid="00119c60"/>
    </style:style>
    <style:style style:name="P18" style:family="paragraph" style:parent-style-name="Standard" style:list-style-name="L4">
      <style:text-properties officeooo:rsid="000ff399" officeooo:paragraph-rsid="000ff399"/>
    </style:style>
    <style:style style:name="P19" style:family="paragraph" style:parent-style-name="Standard" style:list-style-name="L4">
      <style:text-properties officeooo:rsid="000ff399" officeooo:paragraph-rsid="00119c60"/>
    </style:style>
    <style:style style:name="T1" style:family="text">
      <style:text-properties officeooo:rsid="000a24cf"/>
    </style:style>
    <style:style style:name="T2" style:family="text">
      <style:text-properties officeooo:rsid="000aa7c6"/>
    </style:style>
    <style:style style:name="T3" style:family="text">
      <style:text-properties officeooo:rsid="000abfbc"/>
    </style:style>
    <style:style style:name="T4" style:family="text">
      <style:text-properties officeooo:rsid="000c1466"/>
    </style:style>
    <style:style style:name="T5" style:family="text">
      <style:text-properties officeooo:rsid="000cdeaf"/>
    </style:style>
    <style:style style:name="T6" style:family="text">
      <style:text-properties officeooo:rsid="000ec7a6"/>
    </style:style>
    <style:style style:name="T7" style:family="text">
      <style:text-properties officeooo:rsid="000faf6a"/>
    </style:style>
    <style:style style:name="T8" style:family="text">
      <style:text-properties officeooo:rsid="00119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ectores <text:span text:style-name="T3">dinámicos</text:span></text:p>
      <text:p text:style-name="P3"/>
      <text:list xml:id="list1674322121" text:style-name="L1">
        <text:list-item>
          <text:p text:style-name="P8">Realice una función que dado un vector dinámico de enteros, agregue un nuevo valor pasado por parámetro en la ultima posición.</text:p>
        </text:list-item>
        <text:list-item>
          <text:p text:style-name="P9">Realice una función que dado un vector dinámico de enteros, agregue un nuevo valor pasado por parámetro en la primera posición.</text:p>
        </text:list-item>
        <text:list-item>
          <text:p text:style-name="P9">Realice una función que dado un vector dinámico de enteros, agregue un nuevo valor pasado por parámetro en una posición pasada por parámetros.</text:p>
        </text:list-item>
        <text:list-item>
          <text:p text:style-name="P10"><text:span text:style-name="T2">Realice una función que dado un vector dinámico de enteros, </text:span>remueva <text:span text:style-name="T6">el</text:span> elemento <text:span text:style-name="T6">que se encuentra en una posición pasada por parámetro. Si la posición es mayor a la cantidad de elementos, la función no debe remover ningún elemento. <text:s/></text:span></text:p>
        </text:list-item>
        <text:list-item>
          <text:p text:style-name="P10"><text:span text:style-name="T4">Realice una función que dado un vector dinámico de enteros, </text:span>remueva <text:span text:style-name="T5">la primera coincidencia de </text:span>un elemento pasado por parámetro.</text:p>
        </text:list-item>
        <text:list-item>
          <text:p text:style-name="P10"><text:span text:style-name="T4">Realice una función que dado un vector dinámico de enteros, </text:span>remueva un elemento pasado por parámetro.</text:p>
        </text:list-item>
        <text:list-item>
          <text:p text:style-name="P11">Realice una función <text:span text:style-name="T4">que dado un vector dinámico de enteros, </text:span>remueva una cantidad de elementos parados por parámetros. Dicha función debe comenzar a eliminar elementos desde el final. </text:p>
        </text:list-item>
        <text:list-item>
          <text:p text:style-name="P12">Realice una función <text:span text:style-name="T4">que dado un vector dinámico de enteros, retorne un vector con el doble de elementos y los nuevos elementos deben ser una copia de los anteriores. </text:span></text:p>
        </text:list-item>
        <text:list-item>
          <text:p text:style-name="P13">Realice <text:span text:style-name="T7">una función que dado un vector dinámico de enteros, retorne una matriz que contenga en una fila el número y el número de repeticiones de dicho número. </text:span></text:p>
        </text:list-item>
      </text:list>
      <text:p text:style-name="P6"/>
      <text:p text:style-name="P5">Listas</text:p>
      <text:list xml:id="list3954334235" text:style-name="L2">
        <text:list-item>
          <text:p text:style-name="P14">Realice un método que permita agregar un elemento a una lista <text:span text:style-name="T8">de enteros</text:span></text:p>
        </text:list-item>
        <text:list-item>
          <text:p text:style-name="P15">Realice un método que permita agregar al inicio un elemento a una lista <text:span text:style-name="T8">de enteros</text:span></text:p>
        </text:list-item>
        <text:list-item>
          <text:p text:style-name="P15">Realice un método que permita eliminar un elemento a una lista <text:span text:style-name="T8">de enteros</text:span></text:p>
        </text:list-item>
        <text:list-item>
          <text:p text:style-name="P15">Realice un método que permita unir dos listas <text:span text:style-name="T8">de enteros</text:span></text:p>
        </text:list-item>
      </text:list>
      <text:p text:style-name="P7"/>
      <text:p text:style-name="P5">Pila</text:p>
      <text:list xml:id="list3222358503" text:style-name="L3">
        <text:list-item>
          <text:p text:style-name="P17">Realice un método que permita agregar un elemento a una Pila <text:span text:style-name="T8">de enteros</text:span></text:p>
        </text:list-item>
        <text:list-item>
          <text:p text:style-name="P16">Realice un método que permita retornar un elemento (y lo elimine) </text:p>
        </text:list-item>
      </text:list>
      <text:p text:style-name="P7"/>
      <text:p text:style-name="P5">Cola</text:p>
      <text:list xml:id="list1190144192" text:style-name="L4">
        <text:list-item>
          <text:p text:style-name="P19">Realice un método que permita agregar un elemento a una Cola <text:span text:style-name="T8">de enteros</text:span></text:p>
        </text:list-item>
        <text:list-item>
          <text:p text:style-name="P18">Realice un método que permita retornar un elemento (y lo elimine) 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200%" fo:text-align="end" style:justify-single-word="false"/>
      <style:text-properties fo:font-size="13pt" fo:font-weight="bold" officeooo:paragraph-rsid="000a24cf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end" style:justify-single-word="false"/>
      <style:text-properties officeooo:paragraph-rsid="000a24cf"/>
    </style:style>
    <style:style style:name="MT1" style:family="text">
      <style:text-properties officeooo:rsid="000a24cf"/>
    </style:style>
    <style:style style:name="MT2" style:family="text">
      <style:text-properties officeooo:rsid="000aa7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235cm" svg:y="-0.504cm" svg:width="3.168cm" svg:height="2.129cm" draw:z-index="0"><draw:image xlink:href="Pictures/1000000000000112000000B8E910F36687AD4510.png" xlink:type="simple" xlink:show="embed" xlink:actuate="onLoad" loext:mime-type="image/png"/></draw:frame>Programación Orientada a Objetos </text:p>
        <text:p text:style-name="MP2"><text:span text:style-name="MT1">Guía</text:span> de trabajos prácticos numero <text:span text:style-name="MT2">3</text:span></text:p>
        <text:p text:style-name="Horizontal_20_Line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7T19:16:22.398130077</meta:creation-date>
    <dc:date>2020-04-19T22:37:01.711950735</dc:date>
    <meta:editing-duration>PT3H48M26S</meta:editing-duration>
    <meta:editing-cycles>7</meta:editing-cycles>
    <meta:generator>LibreOffice/6.3.5.2$Linux_X86_64 LibreOffice_project/30$Build-2</meta:generator>
    <meta:document-statistic meta:table-count="0" meta:image-count="1" meta:object-count="0" meta:page-count="1" meta:paragraph-count="23" meta:word-count="356" meta:character-count="2055" meta:non-whitespace-character-count="1731"/>
  </office:meta>
</office:document-meta>
</file>